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color="#ff3333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6" style:family="graphic" style:parent-style-name="standard">
      <style:graphic-properties draw:textarea-horizontal-align="justify" draw:textarea-vertical-align="middle" draw:auto-grow-height="false" fo:min-height="1.518cm" fo:min-width="3.742cm"/>
    </style:style>
    <style:style style:name="gr17" style:family="graphic" style:parent-style-name="standard">
      <style:graphic-properties draw:textarea-horizontal-align="justify" draw:textarea-vertical-align="middle" draw:auto-grow-height="false" fo:min-height="0.952cm" fo:min-width="3.601cm"/>
    </style:style>
    <style:style style:name="gr18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gr19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4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2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7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0.6cm"/>
    </style:style>
    <style:style style:name="gr30" style:family="graphic" style:parent-style-name="Výchozí_5f_1">
      <style:graphic-properties draw:fill-color="#ff3333" draw:textarea-horizontal-align="justify" draw:textarea-vertical-align="middle" draw:auto-grow-height="false" fo:min-height="0.459cm" fo:min-width="0.489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2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8cm"/>
    </style:style>
    <style:style style:name="gr33" style:family="graphic" style:parent-style-name="standard">
      <style:graphic-properties draw:fill-color="#99ff66" draw:textarea-horizontal-align="justify" draw:textarea-vertical-align="middle" draw:auto-grow-height="false" fo:min-height="0.65cm" fo:min-width="4.8cm"/>
    </style:style>
    <style:style style:name="gr34" style:family="graphic" style:parent-style-name="standard">
      <style:graphic-properties draw:textarea-horizontal-align="justify" draw:textarea-vertical-align="middle" draw:auto-grow-height="false" fo:min-height="0.65cm" fo:min-width="1.8cm"/>
    </style:style>
    <style:style style:name="gr35" style:family="graphic" style:parent-style-name="standard">
      <style:graphic-properties draw:fill-color="#ff3333" draw:textarea-horizontal-align="justify" draw:textarea-vertical-align="middle" draw:auto-grow-height="false" fo:min-height="0.55cm" fo:min-width="0.3cm"/>
    </style:style>
    <style:style style:name="gr36" style:family="graphic" style:parent-style-name="standard">
      <style:graphic-properties draw:fill-color="#ffff99" draw:textarea-horizontal-align="justify" draw:textarea-vertical-align="middle" draw:auto-grow-height="false" fo:min-height="0.55cm" fo:min-width="0.3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3cm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40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0pt" fo:font-style="normal" fo:font-weight="bold"/>
    </style:style>
    <style:style style:name="P10" style:family="paragraph">
      <loext:graphic-properties draw:fill="none"/>
      <style:paragraph-properties fo:text-align="center"/>
      <style:text-properties fo:font-size="10pt" fo:font-weight="bold"/>
    </style:style>
    <style:style style:name="P11" style:family="paragraph">
      <loext:graphic-properties draw:fill-color="#ffffff"/>
      <style:paragraph-properties fo:text-align="center"/>
      <style:text-properties fo:font-size="10pt" fo:font-weight="bold" style:font-size-asian="18pt" style:font-size-complex="18pt"/>
    </style:style>
    <style:style style:name="P12" style:family="paragraph">
      <style:paragraph-properties fo:text-align="center"/>
      <style:text-properties fo:font-size="10pt" fo:font-weight="bold" style:font-size-asian="18pt" style:font-size-complex="18pt"/>
    </style:style>
    <style:style style:name="P13" style:family="paragraph">
      <loext:graphic-properties draw:fill-color="#ff3333"/>
      <style:paragraph-properties fo:text-align="center"/>
      <style:text-properties fo:color="#ffffff" style:text-line-through-style="none" style:text-line-through-type="none" fo:font-size="10pt" fo:font-weight="bold" style:font-size-asian="18pt" style:font-size-complex="18pt"/>
    </style:style>
    <style:style style:name="P14" style:family="paragraph">
      <loext:graphic-properties draw:fill-color="#ffff99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P15" style:family="paragraph">
      <loext:graphic-properties draw:fill-color="#ffffff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0pt" fo:font-weight="bold" style:font-size-asian="18pt" style:font-size-complex="18pt"/>
    </style:style>
    <style:style style:name="T6" style:family="text">
      <style:text-properties fo:color="#ffffff" style:text-position="sub 58%" fo:font-size="10pt" fo:font-weight="bold" fo:background-color="transparent" style:font-size-asian="18pt" style:font-size-complex="18pt"/>
    </style:style>
    <style:style style:name="T7" style:family="text">
      <style:text-properties fo:font-size="10pt" fo:font-style="normal" fo:font-weight="bold" style:font-size-asian="18pt" style:font-size-complex="18pt"/>
    </style:style>
    <style:style style:name="T8" style:family="text">
      <style:text-properties style:text-position="sub 58%" fo:font-size="10pt" fo:font-style="normal" fo:font-weight="bold" style:font-size-asian="18pt" style:font-size-complex="18pt"/>
    </style:style>
    <style:style style:name="T9" style:family="text">
      <style:text-properties fo:font-size="10pt" fo:font-style="normal" fo:font-weight="bold"/>
    </style:style>
    <style:style style:name="T10" style:family="text">
      <style:text-properties fo:font-size="10pt" fo:font-weight="bold"/>
    </style:style>
    <style:style style:name="T11" style:family="text">
      <style:text-properties fo:font-size="18pt" fo:font-weight="bold" style:font-size-asian="18pt" style:font-size-complex="18pt"/>
    </style:style>
    <style:style style:name="T12" style:family="text">
      <style:text-properties style:text-position="super 58%" fo:font-size="10pt" fo:font-weight="bold" style:font-size-asian="18pt" style:font-size-complex="18pt"/>
    </style:style>
    <style:style style:name="T13" style:family="text">
      <style:text-properties fo:color="#ffffff" style:text-line-through-style="none" style:text-line-through-type="none" fo:font-size="10pt" fo:font-weight="bold" style:font-size-asian="18pt" style:font-size-complex="18pt"/>
    </style:style>
    <style:style style:name="T14" style:family="text">
      <style:text-properties fo:color="#000000" style:text-line-through-style="none" style:text-line-through-type="none" fo:font-size="10pt" fo:font-weight="bold" style:font-size-asian="18pt" style:font-size-complex="18pt"/>
    </style:style>
    <style:style style:name="T15" style:family="text">
      <style:text-properties fo:color="#000000" style:text-line-through-style="none" style:text-line-through-type="none" style:text-position="sub 58%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3" draw:text-style-name="P5" draw:layer="layout" svg:x1="7.6cm" svg:y1="6.2cm" svg:x2="10.4cm" svg:y2="6.2cm">
          <text:p text:style-name="P1"><text:span text:style-name="T1">Optimization</text:span></text:p>
          <text:p text:style-name="P1"/>
        </draw:line>
        <draw:connector draw:style-name="gr7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7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7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7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7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7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7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  <draw:connector draw:style-name="gr11" draw:text-style-name="P5" draw:layer="layout" draw:type="curve" svg:x1="11.951cm" svg:y1="1.563cm" svg:x2="13.801cm" svg:y2="2.301cm" svg:d="M11951 1563c0 178 1850-190 1850 738" svg:viewBox="0 0 1851 739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3" draw:text-style-name="P5" draw:layer="layout" svg:x1="7.6cm" svg:y1="6.2cm" svg:x2="10.4cm" svg:y2="6.2cm">
          <text:p text:style-name="P1"><text:span text:style-name="T1">Helper vertices</text:span></text:p>
          <text:p text:style-name="P1"><text:span text:style-name="T1"/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D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4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4.203cm" svg:y="4.102cm">
          <text:p text:style-name="P1"><text:span text:style-name="T2">D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6" draw:text-style-name="P1" draw:layer="layout" svg:width="5.998cm" svg:height="2.498cm" svg:x="7.502cm" svg:y="12.802cm">
          <text:p text:style-name="P1"><text:s/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5.799cm" svg:height="1.7cm" svg:x="7.501cm" svg:y="2.3cm">
          <text:p text:style-name="P1"/>
          <text:p text:style-name="P1"/>
          <text:p text:style-name="P1"><text:s text:c="3"/>M<text:span text:style-name="T4">0</text:span></text:p>
          <text:p text:style-name="P1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1" draw:id="id91" draw:layer="layout" svg:width="2.1cm" svg:height="1.1cm" svg:x="8.102cm" svg:y="2.6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3" draw:id="id93" draw:layer="layout" svg:width="2.1cm" svg:height="1.1cm" svg:x="10.903cm" svg:y="2.6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7" draw:id="id97" draw:layer="layout" svg:width="2.1cm" svg:height="1.1cm" svg:x="8.003cm" svg:y="13.6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8" draw:id="id98" draw:layer="layout" svg:width="2.1cm" svg:height="1.1cm" svg:x="10.904cm" svg:y="13.6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098cm" svg:height="2.402cm" svg:x="7.603cm" svg:y="4.199cm">
          <text:p text:style-name="P1"/>
          <text:p text:style-name="P1"/>
          <text:p text:style-name="P1">M<text:span text:style-name="T4">2 <text:s text:c="7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2" draw:id="id92" draw:layer="layout" svg:width="2.1cm" svg:height="1.1cm" svg:x="8.104cm" svg:y="4.504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94" draw:id="id94" draw:layer="layout" svg:width="3.098cm" svg:height="2.402cm" svg:x="7.604cm" svg:y="7.3cm">
          <text:p text:style-name="P1"/>
          <text:p text:style-name="P1"/>
          <text:p text:style-name="P1">M<text:span text:style-name="T4">3 <text:s text:c="9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5" draw:id="id95" draw:layer="layout" svg:width="2.1cm" svg:height="1.1cm" svg:x="8.005cm" svg:y="7.605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098cm" svg:height="2.402cm" svg:x="7.704cm" svg:y="10.2cm">
          <text:p text:style-name="P1"/>
          <text:p text:style-name="P1"/>
          <text:p text:style-name="P1">M<text:span text:style-name="T4">4 <text:s text:c="10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6" draw:id="id96" draw:layer="layout" svg:width="2.1cm" svg:height="1.1cm" svg:x="8.005cm" svg:y="10.505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9.152cm" svg:y1="3.702cm" svg:x2="9.154cm" svg:y2="4.504cm" draw:start-shape="id91" draw:start-glue-point="8" draw:end-shape="id92" draw:end-glue-point="4" svg:d="M9152 3702c0 603 2 202 2 802" svg:viewBox="0 0 3 803">
          <text:p/>
        </draw:connector>
        <draw:connector draw:style-name="gr7" draw:text-style-name="P5" draw:layer="layout" draw:type="curve" svg:x1="11.953cm" svg:y1="3.703cm" svg:x2="10.204cm" svg:y2="5.054cm" draw:start-shape="id93" draw:start-glue-point="8" draw:end-shape="id92" draw:end-glue-point="10" svg:d="M11953 3703c0 901-583 1351-1749 1351" svg:viewBox="0 0 1750 1352">
          <text:p/>
        </draw:connector>
        <draw:connector draw:style-name="gr4" draw:text-style-name="P5" draw:layer="layout" draw:type="curve" svg:x1="9.154cm" svg:y1="5.604cm" svg:x2="9.153cm" svg:y2="7.3cm" draw:start-shape="id92" draw:start-glue-point="8" draw:end-shape="id94" draw:end-glue-point="4" svg:d="M9154 5604c0 1273-1 426-1 1696" svg:viewBox="0 0 2 1697">
          <text:p/>
        </draw:connector>
        <draw:connector draw:style-name="gr4" draw:text-style-name="P5" draw:layer="layout" draw:type="curve" svg:x1="9.055cm" svg:y1="8.705cm" svg:x2="9.055cm" svg:y2="10.505cm" draw:start-shape="id95" draw:start-glue-point="8" draw:end-shape="id96" draw:end-glue-point="4" svg:d="M9055 8705v1800" svg:viewBox="0 0 1 1801">
          <text:p/>
        </draw:connector>
        <draw:connector draw:style-name="gr7" draw:text-style-name="P5" draw:layer="layout" draw:type="curve" svg:x1="9.055cm" svg:y1="11.605cm" svg:x2="9.053cm" svg:y2="13.603cm" draw:start-shape="id96" draw:start-glue-point="8" draw:end-shape="id97" svg:d="M9055 11605c0 1500-2 501-2 1998" svg:viewBox="0 0 3 1999">
          <text:p/>
        </draw:connector>
        <draw:connector draw:style-name="gr4" draw:text-style-name="P5" draw:layer="layout" draw:type="curve" svg:x1="10.105cm" svg:y1="11.055cm" svg:x2="11.954cm" svg:y2="13.604cm" draw:start-shape="id96" draw:start-glue-point="10" draw:end-shape="id98" draw:end-glue-point="4" svg:d="M10105 11055c1233 0 1849 849 1849 2549" svg:viewBox="0 0 1850 2550">
          <text:p/>
        </draw:connector>
      </draw:page>
      <draw:page draw:name="page9" draw:style-name="dp1" draw:master-page-name="Výchozí">
        <draw:custom-shape draw:style-name="gr14" draw:text-style-name="P3" xml:id="id99" draw:id="id99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0" draw:id="id100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1" draw:id="id101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2" draw:id="id102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3" draw:id="id103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4" draw:id="id104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9" draw:start-glue-point="8" draw:end-shape="id100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100" draw:start-glue-point="8" draw:end-shape="id101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1" draw:start-glue-point="8" draw:end-shape="id102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2" draw:start-glue-point="8" draw:end-shape="id103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3" draw:start-glue-point="8" draw:end-shape="id104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9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4" draw:start-glue-point="8" svg:d="M2952 12601c0 1582-1180 779-1180 1608" svg:viewBox="0 0 1181 1609">
          <text:p/>
        </draw:connector>
        <draw:custom-shape draw:style-name="gr15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7cm" svg:height="4.3cm" svg:x="9.1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7cm" svg:height="4.3cm" svg:x="9.1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5" draw:id="id105" draw:layer="layout" svg:width="2.1cm" svg:height="1.1cm" svg:x="9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8" draw:id="id108" draw:layer="layout" svg:width="2.1cm" svg:height="1.1cm" svg:x="13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6" draw:id="id106" draw:layer="layout" svg:width="2.1cm" svg:height="1.1cm" svg:x="9.7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7" draw:id="id107" draw:layer="layout" svg:width="2.1cm" svg:height="1.1cm" svg:x="13.0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0.752cm" svg:y1="5.102cm" svg:x2="10.753cm" svg:y2="11.003cm" draw:start-shape="id105" draw:start-glue-point="8" draw:end-shape="id106" svg:d="M10752 5102c0 4426 1 1476 1 5901" svg:viewBox="0 0 2 5902">
          <text:p/>
        </draw:connector>
        <draw:connector draw:style-name="gr4" draw:text-style-name="P5" draw:layer="layout" draw:type="curve" svg:x1="11.495cm" svg:y1="4.941cm" svg:x2="13.311cm" svg:y2="11.165cm" draw:start-shape="id105" draw:start-glue-point="9" draw:end-shape="id107" draw:end-glue-point="5" svg:d="M11495 4941c0 4669 1816 1558 1816 6224" svg:viewBox="0 0 1817 6225">
          <text:p/>
        </draw:connector>
        <draw:connector draw:style-name="gr7" draw:text-style-name="P5" draw:layer="layout" draw:type="curve" svg:x1="14.053cm" svg:y1="5.103cm" svg:x2="14.054cm" svg:y2="11.004cm" draw:start-shape="id108" draw:start-glue-point="8" draw:end-shape="id107" svg:d="M14053 5103c0 4426 1 1476 1 5901" svg:viewBox="0 0 2 5902">
          <text:p/>
        </draw:connector>
        <draw:connector draw:style-name="gr7" draw:text-style-name="P5" draw:layer="layout" draw:type="curve" svg:x1="13.31cm" svg:y1="4.942cm" svg:x2="11.496cm" svg:y2="11.164cm" draw:start-shape="id108" draw:start-glue-point="7" draw:end-shape="id106" draw:end-glue-point="11" svg:d="M13310 4942c0 4668-1814 1557-1814 6222" svg:viewBox="0 0 1815 6223">
          <text:p/>
        </draw:connector>
      </draw:page>
      <draw:page draw:name="page10" draw:style-name="dp1" draw:master-page-name="Výchozí">
        <draw:custom-shape draw:style-name="gr9" draw:text-style-name="P3" xml:id="id109" draw:id="id109" draw:layer="layout" svg:width="1cm" svg:height="0.7cm" svg:x="4.103cm" svg:y="4.0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0" draw:id="id110" draw:layer="layout" svg:width="1cm" svg:height="0.7cm" svg:x="9.003cm" svg:y="4.0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1" draw:id="id111" draw:layer="layout" svg:width="1cm" svg:height="0.7cm" svg:x="11.403cm" svg:y="4.0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2" draw:id="id112" draw:layer="layout" svg:width="1cm" svg:height="0.7cm" svg:x="13.303cm" svg:y="4.0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3" draw:id="id113" draw:layer="layout" svg:width="1cm" svg:height="0.7cm" svg:x="18.403cm" svg:y="4.103cm">
          <text:p text:style-name="P1"><text:span text:style-name="T1">n +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5" draw:id="id115" draw:layer="layout" svg:width="1cm" svg:height="0.7cm" svg:x="18.401cm" svg:y="2.101cm">
          <text:p text:style-name="P1"><text:span text:style-name="T2">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7" draw:layer="layout" draw:type="curve" svg:x1="5.103cm" svg:y1="4.353cm" svg:x2="9.003cm" svg:y2="4.353cm" draw:start-shape="id109" draw:start-glue-point="10" draw:end-shape="id110" draw:end-glue-point="6" svg:d="M5103 4353h3900" svg:viewBox="0 0 3901 1">
          <text:p text:style-name="P1"><text:span text:style-name="T1"><text:s text:c="5"/></text:span><text:span text:style-name="T1">Last reference edge</text:span></text:p>
          <text:p text:style-name="P1"><text:span text:style-name="T1"/></text:p>
          <text:p text:style-name="P1"><text:span text:style-name="T1"/></text:p>
        </draw:connector>
        <draw:connector draw:style-name="gr11" draw:text-style-name="P5" draw:layer="layout" draw:type="curve" svg:x1="10.003cm" svg:y1="4.353cm" svg:x2="11.403cm" svg:y2="4.353cm" draw:start-shape="id110" draw:start-glue-point="10" draw:end-shape="id111" draw:end-glue-point="6" svg:d="M10003 4353h1400" svg:viewBox="0 0 1401 1">
          <text:p/>
        </draw:connector>
        <draw:connector draw:style-name="gr11" draw:text-style-name="P5" draw:layer="layout" draw:type="curve" svg:x1="12.403cm" svg:y1="4.353cm" svg:x2="13.303cm" svg:y2="4.353cm" draw:start-shape="id111" draw:start-glue-point="10" draw:end-shape="id112" draw:end-glue-point="6" svg:d="M12403 4353h900" svg:viewBox="0 0 901 1">
          <text:p/>
        </draw:connector>
        <draw:connector draw:style-name="gr20" draw:text-style-name="P7" draw:layer="layout" draw:type="curve" svg:x1="14.303cm" svg:y1="4.353cm" svg:x2="18.403cm" svg:y2="4.453cm" draw:start-shape="id112" draw:start-glue-point="10" draw:end-shape="id113" draw:end-glue-point="6" svg:d="M14303 4353c3076 0 1027 100 4100 100" svg:viewBox="0 0 4101 101">
          <text:p text:style-name="P1"><text:span text:style-name="T1">Next reference edge</text:span></text:p>
          <text:p text:style-name="P1"><text:span text:style-name="T1"/></text:p>
          <text:p text:style-name="P1"><text:span text:style-name="T1"/></text:p>
        </draw:connector>
        <draw:custom-shape draw:style-name="gr10" draw:text-style-name="P8" xml:id="id114" draw:id="id114" draw:layer="layout" svg:width="1cm" svg:height="0.7cm" svg:x="4.003cm" svg:y="6.003cm">
          <text:p text:style-name="P1"><text:span text:style-name="T3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draw:type="curve" svg:x1="5.003cm" svg:y1="6.353cm" svg:x2="9.503cm" svg:y2="4.703cm" draw:start-shape="id114" draw:start-glue-point="10" draw:end-shape="id110" draw:end-glue-point="8" svg:d="M5003 6353c3000 0 4500-550 4500-1650" svg:viewBox="0 0 4501 1651">
          <text:p text:style-name="P1"><text:span text:style-name="T1"/></text:p>
          <text:p text:style-name="P1"><text:span text:style-name="T1">Input edge (I</text:span><text:span text:style-name="T5">1</text:span><text:span text:style-name="T1">)</text:span></text:p>
        </draw:connector>
        <draw:connector draw:style-name="gr21" draw:text-style-name="P7" draw:layer="layout" draw:type="curve" svg:x1="13.803cm" svg:y1="4.003cm" svg:x2="18.401cm" svg:y2="2.451cm" draw:start-shape="id112" draw:start-glue-point="4" draw:end-shape="id115" draw:end-glue-point="6" svg:d="M13803 4003c0-1035 1532-1552 4598-1552" svg:viewBox="0 0 4599 1553">
          <text:p text:style-name="P1"><text:span text:style-name="T1">Output edge (O</text:span><text:span text:style-name="T5">1</text:span><text:span text:style-name="T1">)</text:span></text:p>
        </draw:connector>
        <draw:connector draw:style-name="gr22" draw:text-style-name="P5" draw:layer="layout" draw:type="curve" svg:x1="4.857cm" svg:y1="6.105cm" svg:x2="18.547cm" svg:y2="2.203cm" draw:start-shape="id114" draw:start-glue-point="11" draw:end-shape="id115" draw:end-glue-point="5" svg:d="M4857 6105c0-6757 13690-4806 13690-3902" svg:viewBox="0 0 13691 4874">
          <text:p text:style-name="P1"><text:span text:style-name="T1">Connecting edge (c</text:span><text:span text:style-name="T5">1</text:span><text:span text:style-name="T1">)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5" draw:layer="layout" draw:type="curve" svg:x1="3.179cm" svg:y1="6.375cm" svg:x2="4.003cm" svg:y2="6.353cm" draw:end-shape="id114" draw:end-glue-point="6" svg:d="M3179 6375c243 0-169-22 824-22" svg:viewBox="0 0 825 23">
          <text:p/>
        </draw:connector>
        <draw:connector draw:style-name="gr7" draw:text-style-name="P5" draw:layer="layout" draw:type="curve" svg:x1="19.401cm" svg:y1="2.451cm" svg:x2="20.082cm" svg:y2="2.517cm" draw:start-shape="id115" draw:start-glue-point="10" svg:d="M19401 2451c888 0 548 66 681 66" svg:viewBox="0 0 682 67">
          <text:p/>
        </draw:connector>
      </draw:page>
      <draw:page draw:name="page11" draw:style-name="dp1" draw:master-page-name="Výchozí">
        <draw:connector draw:style-name="gr23" draw:text-style-name="P5" draw:layer="layout" draw:type="curve" svg:x1="2.405cm" svg:y1="8.005cm" svg:x2="11.307cm" svg:y2="4.707cm" draw:start-shape="id116" draw:start-glue-point="4" draw:end-shape="id117" draw:end-glue-point="8" svg:d="M2405 8005c0-2472 8902-823 8902-3298" svg:viewBox="0 0 8903 3299">
          <text:p/>
        </draw:connector>
        <draw:connector draw:style-name="gr23" draw:text-style-name="P5" draw:layer="layout" draw:type="curve" svg:x1="2.405cm" svg:y1="4.705cm" svg:x2="11.307cm" svg:y2="8.007cm" draw:start-shape="id118" draw:start-glue-point="8" draw:end-shape="id119" draw:end-glue-point="4" svg:d="M2405 4705c0 2478 8902 827 8902 3302" svg:viewBox="0 0 8903 3303">
          <text:p/>
        </draw:connector>
        <draw:custom-shape draw:style-name="gr10" draw:text-style-name="P8" xml:id="id120" draw:id="id120" draw:layer="layout" svg:width="1cm" svg:height="0.7cm" svg:x="4.004cm" svg:y="6.004cm">
          <text:p text:style-name="P1"><text:span text:style-name="T3">R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2" draw:id="id122" draw:layer="layout" svg:width="1cm" svg:height="0.7cm" svg:x="6.405cm" svg:y="6.005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3" draw:id="id123" draw:layer="layout" svg:width="1cm" svg:height="0.7cm" svg:x="8.805cm" svg:y="6.005cm">
          <text:p text:style-name="P1"><text:span text:style-name="T3">R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21" draw:id="id121" draw:layer="layout" svg:width="1cm" svg:height="0.7cm" svg:x="1.905cm" svg:y="6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8" draw:id="id118" draw:layer="layout" svg:width="1cm" svg:height="0.7cm" svg:x="1.905cm" svg:y="4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6" draw:id="id116" draw:layer="layout" svg:width="1cm" svg:height="0.7cm" svg:x="1.905cm" svg:y="8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24" draw:id="id124" draw:layer="layout" svg:width="1cm" svg:height="0.7cm" svg:x="10.806cm" svg:y="6.006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9" draw:id="id119" draw:layer="layout" svg:width="1cm" svg:height="0.7cm" svg:x="10.807cm" svg:y="8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17" draw:id="id117" draw:layer="layout" svg:width="1cm" svg:height="0.7cm" svg:x="10.807cm" svg:y="4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9" draw:layer="layout" draw:type="curve" svg:x1="2.759cm" svg:y1="4.603cm" svg:x2="4.504cm" svg:y2="6.004cm" draw:start-shape="id118" draw:start-glue-point="9" draw:end-shape="id120" draw:end-glue-point="4" svg:d="M2759 4603c0 1128 1745 428 1745 1401" svg:viewBox="0 0 1746 1402">
          <text:p text:style-name="P1"><text:span text:style-name="T7">I</text:span><text:span text:style-name="T8">1</text:span></text:p>
          <text:p text:style-name="P1"><text:span text:style-name="T9"/></text:p>
          <text:p text:style-name="P1"><text:span text:style-name="T9"/></text:p>
        </draw:connector>
        <draw:connector draw:style-name="gr21" draw:text-style-name="P7" draw:layer="layout" draw:type="curve" svg:x1="2.905cm" svg:y1="6.355cm" svg:x2="4.004cm" svg:y2="6.354cm" draw:start-shape="id121" draw:start-glue-point="10" draw:end-shape="id120" draw:end-glue-point="6" svg:d="M2905 6355c825 0 276-1 1099-1" svg:viewBox="0 0 1100 2">
          <text:p text:style-name="P1"><text:span text:style-name="T1"/></text:p>
          <text:p text:style-name="P1"><text:span text:style-name="T1">. . .</text:span></text:p>
        </draw:connector>
        <draw:connector draw:style-name="gr21" draw:text-style-name="P7" draw:layer="layout" draw:type="curve" svg:x1="2.759cm" svg:y1="8.107cm" svg:x2="4.504cm" svg:y2="6.704cm" draw:start-shape="id116" draw:start-glue-point="11" draw:end-shape="id120" draw:end-glue-point="8" svg:d="M2759 8107c0-1128 1745-427 1745-1403" svg:viewBox="0 0 1746 1404">
          <text:p text:style-name="P1"><text:span text:style-name="T1"/></text:p>
          <text:p text:style-name="P1"><text:span text:style-name="T1"/></text:p>
          <text:p text:style-name="P1"><text:span text:style-name="T1">I</text:span><text:span text:style-name="T5">k</text:span></text:p>
        </draw:connector>
        <draw:connector draw:style-name="gr7" draw:text-style-name="P5" draw:layer="layout" draw:type="curve" svg:x1="5.004cm" svg:y1="6.354cm" svg:x2="6.405cm" svg:y2="6.355cm" draw:start-shape="id120" draw:start-glue-point="10" draw:end-shape="id122" draw:end-glue-point="6" svg:d="M5004 6354c1051 0 351 1 1401 1" svg:viewBox="0 0 1402 2">
          <text:p/>
        </draw:connector>
        <draw:connector draw:style-name="gr7" draw:text-style-name="P5" draw:layer="layout" draw:type="curve" svg:x1="7.405cm" svg:y1="6.355cm" svg:x2="8.805cm" svg:y2="6.355cm" draw:start-shape="id122" draw:start-glue-point="10" draw:end-shape="id123" draw:end-glue-point="6" svg:d="M7405 6355h1400" svg:viewBox="0 0 1401 1">
          <text:p/>
        </draw:connector>
        <draw:connector draw:style-name="gr21" draw:text-style-name="P7" draw:layer="layout" draw:type="curve" svg:x1="9.305cm" svg:y1="6.005cm" svg:x2="10.953cm" svg:y2="4.605cm" draw:start-shape="id123" draw:start-glue-point="4" draw:end-shape="id117" draw:end-glue-point="7" svg:d="M9305 6005c0-972 1648-272 1648-1400" svg:viewBox="0 0 1649 1401">
          <text:p text:style-name="P1"><text:span text:style-name="T1">O</text:span><text:span text:style-name="T5">1</text:span></text:p>
          <text:p text:style-name="P1"><text:span text:style-name="T5"/></text:p>
        </draw:connector>
        <draw:connector draw:style-name="gr21" draw:text-style-name="P10" draw:layer="layout" draw:type="curve" svg:x1="9.305cm" svg:y1="6.705cm" svg:x2="10.953cm" svg:y2="8.109cm" draw:start-shape="id123" draw:start-glue-point="8" draw:end-shape="id119" draw:end-glue-point="5" svg:d="M9305 6705c0 978 1648 276 1648 1404" svg:viewBox="0 0 1649 1405">
          <text:p text:style-name="P1"><text:span text:style-name="T10"/></text:p>
          <text:p text:style-name="P1"><text:span text:style-name="T10">O</text:span><text:span text:style-name="T5">l</text:span></text:p>
        </draw:connector>
        <draw:connector draw:style-name="gr21" draw:text-style-name="P7" draw:layer="layout" draw:type="curve" svg:x1="9.805cm" svg:y1="6.355cm" svg:x2="10.806cm" svg:y2="6.356cm" draw:start-shape="id123" draw:start-glue-point="10" draw:end-shape="id124" draw:end-glue-point="6" svg:d="M9805 6355c751 0 251 1 1001 1" svg:viewBox="0 0 1002 2">
          <text:p text:style-name="P1"><text:span text:style-name="T1"/></text:p>
          <text:p text:style-name="P1"><text:span text:style-name="T1">. . .</text:span></text:p>
        </draw:connector>
        <draw:connector draw:style-name="gr22" draw:text-style-name="P10" draw:layer="layout" draw:type="curve" svg:x1="2.905cm" svg:y1="4.355cm" svg:x2="10.807cm" svg:y2="4.357cm" draw:start-shape="id118" draw:start-glue-point="10" draw:end-shape="id117" draw:end-glue-point="6" svg:d="M2905 4355c5928 0 1977 2 7902 2" svg:viewBox="0 0 7903 3">
          <text:p text:style-name="P1"><text:span text:style-name="T10">C</text:span><text:span text:style-name="T5">1,1</text:span></text:p>
          <text:p text:style-name="P1"><text:span text:style-name="T5"/></text:p>
        </draw:connector>
        <draw:connector draw:style-name="gr22" draw:text-style-name="P5" draw:layer="layout" draw:type="curve" svg:x1="2.905cm" svg:y1="8.355cm" svg:x2="10.807cm" svg:y2="8.357cm" draw:start-shape="id116" draw:start-glue-point="10" draw:end-shape="id119" draw:end-glue-point="6" svg:d="M2905 8355c5928 0 1977 2 7902 2" svg:viewBox="0 0 7903 3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>C</text:span><text:span text:style-name="T5">l,k</text:span></text:p>
          <text:p text:style-name="P1"><text:span text:style-name="T5"/></text:p>
        </draw:connector>
      </draw:page>
      <draw:page draw:name="page12" draw:style-name="dp1" draw:master-page-name="Výchozí">
        <draw:custom-shape draw:style-name="gr9" draw:text-style-name="P3" xml:id="id125" draw:id="id125" draw:layer="layout" svg:width="1cm" svg:height="0.7cm" svg:x="2.2cm" svg:y="2.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6" draw:id="id126" draw:layer="layout" svg:width="1cm" svg:height="0.7cm" svg:x="2.201cm" svg:y="4.201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7" draw:id="id127" draw:layer="layout" svg:width="1cm" svg:height="0.7cm" svg:x="2.201cm" svg:y="5.901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8" draw:id="id128" draw:layer="layout" svg:width="1cm" svg:height="0.7cm" svg:x="4.402cm" svg:y="4.202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2.7cm" svg:y1="3.1cm" svg:x2="2.701cm" svg:y2="4.201cm" draw:start-shape="id125" draw:start-glue-point="8" draw:end-shape="id126" draw:end-glue-point="4" svg:d="M2700 3100c0 826 1 276 1 1101" svg:viewBox="0 0 2 1102">
          <text:p/>
        </draw:connector>
        <draw:connector draw:style-name="gr25" draw:text-style-name="P5" draw:layer="layout" draw:type="curve" svg:x1="2.701cm" svg:y1="4.901cm" svg:x2="2.701cm" svg:y2="5.901cm" draw:start-shape="id126" draw:start-glue-point="8" draw:end-shape="id127" draw:end-glue-point="4" svg:d="M2701 4901v1000" svg:viewBox="0 0 1 1001">
          <text:p/>
        </draw:connector>
        <draw:connector draw:style-name="gr7" draw:text-style-name="P5" draw:layer="layout" draw:type="curve" svg:x1="3.2cm" svg:y1="2.75cm" svg:x2="4.902cm" svg:y2="4.202cm" draw:start-shape="id125" draw:start-glue-point="10" draw:end-shape="id128" draw:end-glue-point="4" svg:d="M3200 2750c1135 0 1702 484 1702 1452" svg:viewBox="0 0 1703 1453">
          <text:p/>
        </draw:connector>
        <draw:connector draw:style-name="gr26" draw:text-style-name="P5" draw:layer="layout" draw:type="curve" svg:x1="4.902cm" svg:y1="4.902cm" svg:x2="3.201cm" svg:y2="6.251cm" draw:start-shape="id128" draw:start-glue-point="8" draw:end-shape="id127" draw:end-glue-point="10" svg:d="M4902 4902c0 900-567 1349-1701 1349" svg:viewBox="0 0 1702 1350">
          <text:p/>
        </draw:connector>
        <draw:custom-shape draw:style-name="gr9" draw:text-style-name="P3" xml:id="id129" draw:id="id129" draw:layer="layout" svg:width="1cm" svg:height="0.7cm" svg:x="2.2cm" svg:y="8.0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0" draw:id="id130" draw:layer="layout" svg:width="1cm" svg:height="0.7cm" svg:x="2.201cm" svg:y="9.802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1" draw:id="id131" draw:layer="layout" svg:width="1cm" svg:height="0.7cm" svg:x="2.201cm" svg:y="11.5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2" draw:id="id132" draw:layer="layout" svg:width="1cm" svg:height="0.7cm" svg:x="4.402cm" svg:y="9.8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2.7cm" svg:y1="8.701cm" svg:x2="2.701cm" svg:y2="9.802cm" draw:start-shape="id129" draw:start-glue-point="8" draw:end-shape="id130" draw:end-glue-point="4" svg:d="M2700 8701c0 826 1 276 1 1101" svg:viewBox="0 0 2 1102">
          <text:p/>
        </draw:connector>
        <draw:connector draw:style-name="gr25" draw:text-style-name="P5" draw:layer="layout" draw:type="curve" svg:x1="2.701cm" svg:y1="10.502cm" svg:x2="2.701cm" svg:y2="11.502cm" draw:start-shape="id130" draw:start-glue-point="8" draw:end-shape="id131" draw:end-glue-point="4" svg:d="M2701 10502v1000" svg:viewBox="0 0 1 1001">
          <text:p/>
        </draw:connector>
        <draw:connector draw:style-name="gr26" draw:text-style-name="P5" draw:layer="layout" draw:type="curve" svg:x1="3.2cm" svg:y1="8.351cm" svg:x2="4.902cm" svg:y2="9.803cm" draw:start-shape="id129" draw:start-glue-point="10" draw:end-shape="id132" draw:end-glue-point="4" svg:d="M3200 8351c1135 0 1702 484 1702 1452" svg:viewBox="0 0 1703 1453">
          <text:p/>
        </draw:connector>
        <draw:connector draw:style-name="gr27" draw:text-style-name="P5" draw:layer="layout" draw:type="curve" svg:x1="4.902cm" svg:y1="10.503cm" svg:x2="3.201cm" svg:y2="11.852cm" draw:start-shape="id132" draw:start-glue-point="8" draw:end-shape="id131" draw:end-glue-point="10" svg:d="M4902 10503c0 900-567 1349-1701 1349" svg:viewBox="0 0 1702 1350">
          <text:p/>
        </draw:connector>
        <draw:connector draw:style-name="gr7" draw:text-style-name="P5" draw:layer="layout" draw:type="curve" svg:x1="5.89cm" svg:y1="8.665cm" svg:x2="5.402cm" svg:y2="10.153cm" draw:end-shape="id132" draw:end-glue-point="10" svg:d="M5890 8665c21 0 265 1488-488 1488" svg:viewBox="0 0 543 1489">
          <text:p/>
        </draw:connector>
        <draw:connector draw:style-name="gr7" draw:text-style-name="P5" draw:layer="layout" draw:type="curve" svg:x1="5.402cm" svg:y1="4.552cm" svg:x2="6.022cm" svg:y2="5.666cm" draw:start-shape="id128" draw:start-glue-point="10" svg:d="M5402 4552c841 0 532 1114 620 1114" svg:viewBox="0 0 621 1115">
          <text:p/>
        </draw:connector>
        <draw:custom-shape draw:style-name="gr9" draw:text-style-name="P3" xml:id="id133" draw:id="id133" draw:layer="layout" svg:width="1cm" svg:height="0.7cm" svg:x="2.201cm" svg:y="13.1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4" draw:id="id134" draw:layer="layout" svg:width="1cm" svg:height="0.7cm" svg:x="2.202cm" svg:y="14.9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5" draw:id="id135" draw:layer="layout" svg:width="1cm" svg:height="0.7cm" svg:x="2.202cm" svg:y="16.6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6" draw:id="id136" draw:layer="layout" svg:width="1cm" svg:height="0.7cm" svg:x="4.403cm" svg:y="14.9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2.701cm" svg:y1="13.802cm" svg:x2="2.702cm" svg:y2="14.903cm" draw:start-shape="id133" draw:start-glue-point="8" draw:end-shape="id134" draw:end-glue-point="4" svg:d="M2701 13802c0 826 1 276 1 1101" svg:viewBox="0 0 2 1102">
          <text:p/>
        </draw:connector>
        <draw:connector draw:style-name="gr25" draw:text-style-name="P5" draw:layer="layout" draw:type="curve" svg:x1="2.702cm" svg:y1="15.603cm" svg:x2="2.702cm" svg:y2="16.603cm" draw:start-shape="id134" draw:start-glue-point="8" draw:end-shape="id135" draw:end-glue-point="4" svg:d="M2702 15603v1000" svg:viewBox="0 0 1 1001">
          <text:p/>
        </draw:connector>
        <draw:connector draw:style-name="gr26" draw:text-style-name="P5" draw:layer="layout" draw:type="curve" svg:x1="3.201cm" svg:y1="13.452cm" svg:x2="4.903cm" svg:y2="14.904cm" draw:start-shape="id133" draw:start-glue-point="10" draw:end-shape="id136" draw:end-glue-point="4" svg:d="M3201 13452c1135 0 1702 484 1702 1452" svg:viewBox="0 0 1703 1453">
          <text:p/>
        </draw:connector>
        <draw:connector draw:style-name="gr26" draw:text-style-name="P5" draw:layer="layout" draw:type="curve" svg:x1="4.903cm" svg:y1="15.604cm" svg:x2="3.202cm" svg:y2="16.953cm" draw:start-shape="id136" draw:start-glue-point="8" draw:end-shape="id135" draw:end-glue-point="10" svg:d="M4903 15604c0 900-567 1349-1701 1349" svg:viewBox="0 0 1702 1350">
          <text:p/>
        </draw:connector>
        <draw:custom-shape draw:style-name="gr9" draw:text-style-name="P3" xml:id="id137" draw:id="id137" draw:layer="layout" svg:width="1cm" svg:height="0.7cm" svg:x="2.202cm" svg:y="18.2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8" draw:id="id138" draw:layer="layout" svg:width="1cm" svg:height="0.7cm" svg:x="2.203cm" svg:y="20.004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9" draw:id="id139" draw:layer="layout" svg:width="1cm" svg:height="0.7cm" svg:x="2.203cm" svg:y="21.7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0" draw:id="id140" draw:layer="layout" svg:width="1cm" svg:height="0.7cm" svg:x="4.304cm" svg:y="18.205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2.702cm" svg:y1="18.903cm" svg:x2="2.703cm" svg:y2="20.004cm" draw:start-shape="id137" draw:start-glue-point="8" draw:end-shape="id138" draw:end-glue-point="4" svg:d="M2702 18903c0 826 1 276 1 1101" svg:viewBox="0 0 2 1102">
          <text:p/>
        </draw:connector>
        <draw:connector draw:style-name="gr25" draw:text-style-name="P5" draw:layer="layout" draw:type="curve" svg:x1="2.703cm" svg:y1="20.704cm" svg:x2="2.703cm" svg:y2="21.704cm" draw:start-shape="id138" draw:start-glue-point="8" draw:end-shape="id139" draw:end-glue-point="4" svg:d="M2703 20704v1000" svg:viewBox="0 0 1 1001">
          <text:p/>
        </draw:connector>
        <draw:custom-shape draw:style-name="gr10" draw:text-style-name="P6" xml:id="id141" draw:id="id141" draw:layer="layout" svg:width="1cm" svg:height="0.7cm" svg:x="6.5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4" draw:id="id144" draw:layer="layout" svg:width="1cm" svg:height="0.7cm" svg:x="4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5" draw:id="id145" draw:layer="layout" svg:width="1cm" svg:height="0.7cm" svg:x="8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3" draw:id="id143" draw:layer="layout" svg:width="1cm" svg:height="0.7cm" svg:x="6.406cm" svg:y="21.7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2" draw:id="id142" draw:layer="layout" svg:width="1cm" svg:height="0.7cm" svg:x="4.0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02cm" svg:y1="18.553cm" svg:x2="4.304cm" svg:y2="18.555cm" draw:start-shape="id137" draw:start-glue-point="10" draw:end-shape="id140" draw:end-glue-point="6" svg:d="M3202 18553c828 0 277 2 1102 2" svg:viewBox="0 0 1103 3">
          <text:p/>
        </draw:connector>
        <draw:connector draw:style-name="gr7" draw:text-style-name="P5" draw:layer="layout" draw:type="curve" svg:x1="5.304cm" svg:y1="18.555cm" svg:x2="6.505cm" svg:y2="18.556cm" draw:start-shape="id140" draw:start-glue-point="10" draw:end-shape="id141" draw:end-glue-point="6" svg:d="M5304 18555c901 0 301 1 1201 1" svg:viewBox="0 0 1202 2">
          <text:p/>
        </draw:connector>
        <draw:connector draw:style-name="gr7" draw:text-style-name="P5" draw:layer="layout" draw:type="curve" svg:x1="4.007cm" svg:y1="22.058cm" svg:x2="3.203cm" svg:y2="22.054cm" draw:start-shape="id142" draw:start-glue-point="6" draw:end-shape="id139" draw:end-glue-point="10" svg:d="M4007 22058c-601 0-200-4-804-4" svg:viewBox="0 0 805 5">
          <text:p/>
        </draw:connector>
        <draw:connector draw:style-name="gr7" draw:text-style-name="P5" draw:layer="layout" draw:type="curve" svg:x1="6.406cm" svg:y1="22.057cm" svg:x2="5.007cm" svg:y2="22.058cm" draw:start-shape="id143" draw:start-glue-point="6" draw:end-shape="id142" draw:end-glue-point="10" svg:d="M6406 22057c-1048 0-349 1-1399 1" svg:viewBox="0 0 1400 2">
          <text:p/>
        </draw:connector>
        <draw:connector draw:style-name="gr7" draw:text-style-name="P5" draw:layer="layout" draw:type="line" svg:x1="7.005cm" svg:y1="18.906cm" svg:x2="4.705cm" svg:y2="20.006cm" draw:start-shape="id141" draw:start-glue-point="8" draw:end-shape="id144" draw:end-glue-point="4" svg:d="M7005 18906l-2300 1100" svg:viewBox="0 0 2301 1101">
          <text:p/>
        </draw:connector>
        <draw:connector draw:style-name="gr26" draw:text-style-name="P5" draw:layer="layout" draw:type="line" svg:x1="7.005cm" svg:y1="18.906cm" svg:x2="8.705cm" svg:y2="20.006cm" draw:start-shape="id141" draw:start-glue-point="8" draw:end-shape="id145" draw:end-glue-point="4" svg:d="M7005 18906l1700 1100" svg:viewBox="0 0 1701 1101">
          <text:p/>
        </draw:connector>
        <draw:connector draw:style-name="gr7" draw:text-style-name="P5" draw:layer="layout" draw:type="line" svg:x1="4.705cm" svg:y1="20.706cm" svg:x2="6.906cm" svg:y2="21.707cm" draw:start-shape="id144" draw:start-glue-point="8" draw:end-shape="id143" draw:end-glue-point="4" svg:d="M4705 20706l2201 1001" svg:viewBox="0 0 2202 1002">
          <text:p/>
        </draw:connector>
        <draw:connector draw:style-name="gr26" draw:text-style-name="P5" draw:layer="layout" draw:type="line" svg:x1="8.705cm" svg:y1="20.706cm" svg:x2="6.906cm" svg:y2="21.707cm" draw:start-shape="id145" draw:start-glue-point="8" draw:end-shape="id143" draw:end-glue-point="4" svg:d="M8705 20706l-1799 1001" svg:viewBox="0 0 1800 1002">
          <text:p/>
        </draw:connector>
        <draw:custom-shape draw:style-name="gr9" draw:text-style-name="P3" xml:id="id146" draw:id="id146" draw:layer="layout" svg:width="1cm" svg:height="0.7cm" svg:x="12.503cm" svg:y="18.20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0" draw:id="id150" draw:layer="layout" svg:width="1cm" svg:height="0.7cm" svg:x="12.504cm" svg:y="21.705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7" draw:id="id147" draw:layer="layout" svg:width="1cm" svg:height="0.7cm" svg:x="14.6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8" draw:id="id148" draw:layer="layout" svg:width="1cm" svg:height="0.7cm" svg:x="16.806cm" svg:y="18.2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2" draw:id="id152" draw:layer="layout" svg:width="1cm" svg:height="0.7cm" svg:x="14.506cm" svg:y="20.0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1" draw:id="id151" draw:layer="layout" svg:width="1cm" svg:height="0.7cm" svg:x="16.7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9" draw:id="id149" draw:layer="layout" svg:width="1cm" svg:height="0.7cm" svg:x="14.308cm" svg:y="21.709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03cm" svg:y1="18.554cm" svg:x2="14.605cm" svg:y2="18.556cm" draw:start-shape="id146" draw:start-glue-point="10" draw:end-shape="id147" draw:end-glue-point="6" svg:d="M13503 18554c828 0 277 2 1102 2" svg:viewBox="0 0 1103 3">
          <text:p/>
        </draw:connector>
        <draw:connector draw:style-name="gr7" draw:text-style-name="P5" draw:layer="layout" draw:type="curve" svg:x1="15.605cm" svg:y1="18.556cm" svg:x2="16.806cm" svg:y2="18.557cm" draw:start-shape="id147" draw:start-glue-point="10" draw:end-shape="id148" draw:end-glue-point="6" svg:d="M15605 18556c901 0 301 1 1201 1" svg:viewBox="0 0 1202 2">
          <text:p/>
        </draw:connector>
        <draw:connector draw:style-name="gr7" draw:text-style-name="P5" draw:layer="layout" draw:type="curve" svg:x1="14.308cm" svg:y1="22.059cm" svg:x2="13.504cm" svg:y2="22.055cm" draw:start-shape="id149" draw:start-glue-point="6" draw:end-shape="id150" draw:end-glue-point="10" svg:d="M14308 22059c-601 0-200-4-804-4" svg:viewBox="0 0 805 5">
          <text:p/>
        </draw:connector>
        <draw:connector draw:style-name="gr7" draw:text-style-name="P5" draw:layer="layout" draw:type="curve" svg:x1="16.707cm" svg:y1="22.058cm" svg:x2="15.308cm" svg:y2="22.059cm" draw:start-shape="id151" draw:start-glue-point="6" draw:end-shape="id149" draw:end-glue-point="10" svg:d="M16707 22058c-1048 0-349 1-1399 1" svg:viewBox="0 0 1400 2">
          <text:p/>
        </draw:connector>
        <draw:connector draw:style-name="gr7" draw:text-style-name="P5" draw:layer="layout" draw:type="line" svg:x1="17.306cm" svg:y1="18.907cm" svg:x2="15.006cm" svg:y2="20.007cm" draw:start-shape="id148" draw:start-glue-point="8" draw:end-shape="id152" draw:end-glue-point="4" svg:d="M17306 18907l-2300 1100" svg:viewBox="0 0 2301 1101">
          <text:p/>
        </draw:connector>
        <draw:connector draw:style-name="gr7" draw:text-style-name="P5" draw:layer="layout" draw:type="line" svg:x1="15.006cm" svg:y1="20.707cm" svg:x2="17.207cm" svg:y2="21.708cm" draw:start-shape="id152" draw:start-glue-point="8" draw:end-shape="id151" draw:end-glue-point="4" svg:d="M15006 20707l2201 1001" svg:viewBox="0 0 2202 1002">
          <text:p/>
        </draw:connector>
        <draw:connector draw:style-name="gr28" draw:text-style-name="P5" draw:layer="layout" draw:type="curve" svg:x1="13.003cm" svg:y1="18.904cm" svg:x2="13.004cm" svg:y2="21.705cm" draw:start-shape="id146" draw:start-glue-point="8" draw:end-shape="id150" draw:end-glue-point="4" svg:d="M13003 18904c0 2101 1 701 1 2801" svg:viewBox="0 0 2 2802">
          <text:p/>
        </draw:connector>
        <draw:custom-shape draw:style-name="gr9" draw:text-style-name="P3" xml:id="id153" draw:id="id153" draw:layer="layout" svg:width="1cm" svg:height="0.7cm" svg:x="12.502cm" svg:y="13.1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4" draw:id="id154" draw:layer="layout" svg:width="1cm" svg:height="0.7cm" svg:x="12.503cm" svg:y="16.6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draw:type="curve" svg:x1="13.002cm" svg:y1="13.803cm" svg:x2="13.003cm" svg:y2="16.604cm" draw:start-shape="id153" draw:start-glue-point="8" draw:end-shape="id154" draw:end-glue-point="4" svg:d="M13002 13803c0 2101 1 701 1 2801" svg:viewBox="0 0 2 2802">
          <text:p/>
        </draw:connector>
        <draw:custom-shape draw:style-name="gr9" draw:text-style-name="P3" xml:id="id157" draw:id="id157" draw:layer="layout" svg:width="1cm" svg:height="0.7cm" svg:x="12.501cm" svg:y="8.0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6" draw:id="id156" draw:layer="layout" svg:width="1cm" svg:height="0.7cm" svg:x="12.502cm" svg:y="11.5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5" draw:id="id155" draw:layer="layout" svg:width="1cm" svg:height="0.7cm" svg:x="14.703cm" svg:y="9.8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draw:type="curve" svg:x1="15.203cm" svg:y1="10.504cm" svg:x2="13.502cm" svg:y2="11.853cm" draw:start-shape="id155" draw:start-glue-point="8" draw:end-shape="id156" draw:end-glue-point="10" svg:d="M15203 10504c0 900-567 1349-1701 1349" svg:viewBox="0 0 1702 1350">
          <text:p/>
        </draw:connector>
        <draw:connector draw:style-name="gr7" draw:text-style-name="P5" draw:layer="layout" draw:type="curve" svg:x1="16.191cm" svg:y1="8.666cm" svg:x2="15.703cm" svg:y2="10.154cm" draw:end-shape="id155" draw:end-glue-point="10" svg:d="M16191 8666c21 0 265 1488-488 1488" svg:viewBox="0 0 543 1489">
          <text:p/>
        </draw:connector>
        <draw:connector draw:style-name="gr28" draw:text-style-name="P5" draw:layer="layout" draw:type="curve" svg:x1="13.001cm" svg:y1="8.702cm" svg:x2="13.002cm" svg:y2="11.503cm" draw:start-shape="id157" draw:start-glue-point="8" draw:end-shape="id156" draw:end-glue-point="4" svg:d="M13001 8702c0 2101 1 701 1 2801" svg:viewBox="0 0 2 2802">
          <text:p/>
        </draw:connector>
        <draw:custom-shape draw:style-name="gr9" draw:text-style-name="P3" xml:id="id158" draw:id="id158" draw:layer="layout" svg:width="1cm" svg:height="0.7cm" svg:x="12.567cm" svg:y="2.4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60" draw:id="id160" draw:layer="layout" svg:width="1cm" svg:height="0.7cm" svg:x="12.568cm" svg:y="5.9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9" draw:id="id159" draw:layer="layout" svg:width="1cm" svg:height="0.7cm" svg:x="14.769cm" svg:y="4.2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67cm" svg:y1="2.751cm" svg:x2="15.269cm" svg:y2="4.203cm" draw:start-shape="id158" draw:start-glue-point="10" draw:end-shape="id159" draw:end-glue-point="4" svg:d="M13567 2751c1135 0 1702 484 1702 1452" svg:viewBox="0 0 1703 1453">
          <text:p/>
        </draw:connector>
        <draw:connector draw:style-name="gr7" draw:text-style-name="P5" draw:layer="layout" draw:type="curve" svg:x1="15.769cm" svg:y1="4.553cm" svg:x2="16.389cm" svg:y2="5.667cm" draw:start-shape="id159" draw:start-glue-point="10" svg:d="M15769 4553c841 0 532 1114 620 1114" svg:viewBox="0 0 621 1115">
          <text:p/>
        </draw:connector>
        <draw:connector draw:style-name="gr28" draw:text-style-name="P5" draw:layer="layout" draw:type="curve" svg:x1="13.067cm" svg:y1="3.101cm" svg:x2="13.068cm" svg:y2="5.902cm" draw:start-shape="id158" draw:start-glue-point="8" draw:end-shape="id160" draw:end-glue-point="4" svg:d="M13067 3101c0 2101 1 701 1 2801" svg:viewBox="0 0 2 2802">
          <text:p/>
        </draw:connector>
        <draw:line draw:style-name="gr13" draw:text-style-name="P7" draw:layer="layout" svg:x1="9.6cm" svg:y1="20.4cm" svg:x2="11.8cm" svg:y2="20.4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06cm" svg:y1="15.311cm" svg:x2="11.806cm" svg:y2="15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06cm" svg:y1="10.311cm" svg:x2="11.806cm" svg:y2="10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12cm" svg:y1="4.622cm" svg:x2="11.812cm" svg:y2="4.622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custom-shape draw:style-name="gr29" draw:text-style-name="P11" draw:layer="layout" svg:width="1.1cm" svg:height="1.7cm" svg:x="1cm" svg:y="3.7cm">
          <text:p text:style-name="P1"><text:span text:style-name="T1">a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1cm" svg:height="1.7cm" svg:x="1cm" svg:y="9.4cm">
          <text:p text:style-name="P1"><text:span text:style-name="T1">b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1cm" svg:height="1.7cm" svg:x="1cm" svg:y="14.4cm">
          <text:p text:style-name="P1"><text:span text:style-name="T1">a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1.1cm" svg:height="1.7cm" svg:x="1cm" svg:y="19.6cm">
          <text:p text:style-name="P1"><text:span text:style-name="T1">b)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Výchozí">
        <draw:custom-shape draw:style-name="gr30" draw:text-style-name="P6" xml:id="id161" draw:id="id161" draw:layer="layout" svg:width="1.397cm" svg:height="1.003cm" svg:x="1.603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2" draw:id="id162" draw:layer="layout" svg:width="1.397cm" svg:height="1.003cm" svg:x="1.603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3" draw:id="id163" draw:layer="layout" svg:width="1.397cm" svg:height="1.003cm" svg:x="1.603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4" draw:id="id164" draw:layer="layout" svg:width="1.397cm" svg:height="1.003cm" svg:x="3.903cm" svg:y="5.8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5" draw:id="id165" draw:layer="layout" svg:width="1.397cm" svg:height="1.003cm" svg:x="3.903cm" svg:y="7.6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6" draw:id="id166" draw:layer="layout" svg:width="1.397cm" svg:height="1.003cm" svg:x="6.203cm" svg:y="7.5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curve" svg:x1="2.302cm" svg:y1="3.103cm" svg:x2="2.302cm" svg:y2="4cm" draw:start-shape="id161" draw:start-glue-point="8" draw:end-shape="id162" draw:end-glue-point="4" svg:d="M2302 31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21" draw:text-style-name="P5" draw:layer="layout" draw:type="curve" svg:x1="2.302cm" svg:y1="5.003cm" svg:x2="2.302cm" svg:y2="5.9cm" draw:start-shape="id162" draw:start-glue-point="8" draw:end-shape="id163" draw:end-glue-point="4" svg:d="M2302 50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21" draw:text-style-name="P5" draw:layer="layout" draw:type="curve" svg:x1="3cm" svg:y1="6.402cm" svg:x2="3.903cm" svg:y2="6.302cm" draw:start-shape="id163" draw:start-glue-point="10" draw:end-shape="id164" draw:end-glue-point="6" svg:d="M3000 64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4.602cm" svg:y1="6.803cm" svg:x2="4.602cm" svg:y2="7.6cm" draw:start-shape="id164" draw:start-glue-point="8" draw:end-shape="id165" draw:end-glue-point="4" svg:d="M4602 6803v797" svg:viewBox="0 0 1 798">
          <text:p text:style-name="P1"><text:span text:style-name="T1">n – 1          </text:span></text:p>
          <text:p text:style-name="P1"><text:span text:style-name="T1"/></text:p>
        </draw:connector>
        <draw:connector draw:style-name="gr21" draw:text-style-name="P5" draw:layer="layout" draw:type="curve" svg:x1="5.3cm" svg:y1="8.102cm" svg:x2="6.203cm" svg:y2="8.002cm" draw:start-shape="id165" draw:start-glue-point="10" draw:end-shape="id166" draw:end-glue-point="6" svg:d="M5300 81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ustom-shape draw:style-name="gr30" draw:text-style-name="P6" xml:id="id167" draw:id="id167" draw:layer="layout" svg:width="1.397cm" svg:height="1.003cm" svg:x="3.703cm" svg:y="2.1cm">
          <text:p text:style-name="P1"><text:span text:style-name="T2">TG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8" draw:id="id168" draw:layer="layout" svg:width="1.397cm" svg:height="1.003cm" svg:x="3.703cm" svg:y="4cm">
          <text:p text:style-name="P1"><text:span text:style-name="T2">GC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69" draw:id="id169" draw:layer="layout" svg:width="1.397cm" svg:height="1.003cm" svg:x="6.203cm" svg:y="4cm">
          <text:p text:style-name="P1"><text:span text:style-name="T2">C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0" draw:id="id170" draw:layer="layout" svg:width="1.397cm" svg:height="1.003cm" svg:x="6.203cm" svg:y="5.9cm">
          <text:p text:style-name="P1"><text:span text:style-name="T2">A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curve" svg:x1="3cm" svg:y1="2.602cm" svg:x2="3.703cm" svg:y2="2.602cm" draw:start-shape="id161" draw:start-glue-point="10" draw:end-shape="id167" draw:end-glue-point="6" svg:d="M3000 2602h703" svg:viewBox="0 0 7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4.402cm" svg:y1="3.103cm" svg:x2="4.402cm" svg:y2="4cm" draw:start-shape="id167" draw:start-glue-point="8" draw:end-shape="id168" draw:end-glue-point="4" svg:d="M4402 3103v897" svg:viewBox="0 0 1 898">
          <text:p text:style-name="P1"><text:span text:style-name="T1">1     </text:span></text:p>
        </draw:connector>
        <draw:connector draw:style-name="gr21" draw:text-style-name="P5" draw:layer="layout" draw:type="curve" svg:x1="5.1cm" svg:y1="4.502cm" svg:x2="6.203cm" svg:y2="4.502cm" draw:start-shape="id168" draw:start-glue-point="10" draw:end-shape="id169" draw:end-glue-point="6" svg:d="M5100 4502h1103" svg:viewBox="0 0 11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6.902cm" svg:y1="5.003cm" svg:x2="6.902cm" svg:y2="5.9cm" draw:start-shape="id169" draw:start-glue-point="8" draw:end-shape="id170" draw:end-glue-point="4" svg:d="M6902 5003v897" svg:viewBox="0 0 1 898">
          <text:p text:style-name="P1"><text:span text:style-name="T1">1      </text:span></text:p>
        </draw:connector>
        <draw:connector draw:style-name="gr21" draw:text-style-name="P5" draw:layer="layout" draw:type="curve" svg:x1="6.902cm" svg:y1="6.903cm" svg:x2="6.902cm" svg:y2="7.5cm" draw:start-shape="id170" draw:start-glue-point="8" draw:end-shape="id166" draw:end-glue-point="4" svg:d="M6902 6903v597" svg:viewBox="0 0 1 598">
          <text:p text:style-name="P1"><text:span text:style-name="T1">1     </text:span></text:p>
        </draw:connector>
        <draw:connector draw:style-name="gr21" draw:text-style-name="P7" draw:layer="layout" draw:type="curve" svg:x1="1.439cm" svg:y1="1.376cm" svg:x2="2.302cm" svg:y2="2.1cm" draw:end-shape="id161" draw:end-glue-point="4" svg:d="M1439 1376c0 166 863-195 863 724" svg:viewBox="0 0 864 725">
          <text:p text:style-name="P1"><text:span text:style-name="T1">n</text:span></text:p>
        </draw:connector>
        <draw:connector draw:style-name="gr21" draw:text-style-name="P5" draw:layer="layout" draw:type="curve" svg:x1="6.902cm" svg:y1="8.503cm" svg:x2="8.171cm" svg:y2="9.145cm" draw:start-shape="id166" draw:start-glue-point="8" svg:d="M6902 8503c0 858 1269 537 1269 642" svg:viewBox="0 0 1270 643">
          <text:p text:style-name="P1"><text:span text:style-name="T1">n</text:span></text:p>
        </draw:connector>
        <draw:custom-shape draw:style-name="gr30" draw:text-style-name="P6" xml:id="id171" draw:id="id171" draw:layer="layout" svg:width="1.397cm" svg:height="1.003cm" svg:x="12.804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2" draw:id="id172" draw:layer="layout" svg:width="1.397cm" svg:height="1.003cm" svg:x="12.804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3" draw:id="id173" draw:layer="layout" svg:width="1.397cm" svg:height="1.003cm" svg:x="12.804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4" draw:id="id174" draw:layer="layout" svg:width="1.397cm" svg:height="1.003cm" svg:x="12.804cm" svg:y="8.1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5" draw:id="id175" draw:layer="layout" svg:width="1.397cm" svg:height="1.003cm" svg:x="15.004cm" svg:y="8.1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6" xml:id="id176" draw:id="id176" draw:layer="layout" svg:width="1.397cm" svg:height="1.003cm" svg:x="17.204cm" svg:y="8.1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5" draw:layer="layout" draw:type="curve" svg:x1="13.503cm" svg:y1="3.103cm" svg:x2="13.503cm" svg:y2="4cm" draw:start-shape="id171" draw:start-glue-point="8" draw:end-shape="id172" draw:end-glue-point="4" svg:d="M13503 3103v897" svg:viewBox="0 0 1 898">
          <text:p text:style-name="P1"><text:span text:style-name="T1">n      </text:span></text:p>
        </draw:connector>
        <draw:connector draw:style-name="gr21" draw:text-style-name="P5" draw:layer="layout" draw:type="curve" svg:x1="13.503cm" svg:y1="5.003cm" svg:x2="13.503cm" svg:y2="5.9cm" draw:start-shape="id172" draw:start-glue-point="8" draw:end-shape="id173" draw:end-glue-point="4" svg:d="M13503 5003v897" svg:viewBox="0 0 1 898">
          <text:p text:style-name="P1"><text:span text:style-name="T1">n     </text:span></text:p>
        </draw:connector>
        <draw:connector draw:style-name="gr21" draw:text-style-name="P5" draw:layer="layout" draw:type="curve" svg:x1="13.503cm" svg:y1="6.903cm" svg:x2="13.503cm" svg:y2="8.1cm" draw:start-shape="id173" draw:start-glue-point="8" draw:end-shape="id174" draw:end-glue-point="4" svg:d="M13503 6903v1197" svg:viewBox="0 0 1 1198">
          <text:p text:style-name="P1"><text:span text:style-name="T1">n     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14.201cm" svg:y1="8.602cm" svg:x2="15.004cm" svg:y2="8.602cm" draw:start-shape="id174" draw:start-glue-point="10" draw:end-shape="id175" draw:end-glue-point="6" svg:d="M14201 8602h803" svg:viewBox="0 0 804 1">
          <text:p text:style-name="P1"><text:span text:style-name="T1">n</text:span></text:p>
          <text:p text:style-name="P1"/>
        </draw:connector>
        <draw:connector draw:style-name="gr21" draw:text-style-name="P5" draw:layer="layout" draw:type="curve" svg:x1="16.401cm" svg:y1="8.602cm" svg:x2="17.204cm" svg:y2="8.602cm" draw:start-shape="id175" draw:start-glue-point="10" draw:end-shape="id176" draw:end-glue-point="6" svg:d="M16401 8602h803" svg:viewBox="0 0 804 1">
          <text:p text:style-name="P1"><text:span text:style-name="T1">n</text:span></text:p>
          <text:p text:style-name="P1"><text:span text:style-name="T1"/></text:p>
          <text:p text:style-name="P1"><text:span text:style-name="T1"/></text:p>
        </draw:connector>
        <draw:connector draw:style-name="gr21" draw:text-style-name="P5" draw:layer="layout" draw:type="curve" svg:x1="12.446cm" svg:y1="1.418cm" svg:x2="13.503cm" svg:y2="2.1cm" draw:end-shape="id171" draw:end-glue-point="4" svg:d="M12446 1418c0 135 1057-206 1057 682" svg:viewBox="0 0 1058 683">
          <text:p text:style-name="P1"><text:span text:style-name="T1">n</text:span></text:p>
        </draw:connector>
        <draw:connector draw:style-name="gr21" draw:text-style-name="P5" draw:layer="layout" draw:type="curve" svg:x1="17.903cm" svg:y1="9.103cm" svg:x2="18.838cm" svg:y2="9.885cm" draw:start-shape="id176" draw:start-glue-point="8" svg:d="M17903 9103c0 963 935 572 935 782" svg:viewBox="0 0 936 783">
          <text:p text:style-name="P1"><text:span text:style-name="T1">n</text:span></text:p>
        </draw:connector>
        <draw:line draw:style-name="gr13" draw:text-style-name="P5" draw:layer="layout" svg:x1="8.5cm" svg:y1="5.8cm" svg:x2="11.9cm" svg:y2="5.7cm">
          <text:p text:style-name="P1"><text:span text:style-name="T11">Correction</text:span></text:p>
          <text:p text:style-name="P1"/>
          <text:p text:style-name="P1"/>
        </draw:line>
      </draw:page>
      <draw:page draw:name="page14" draw:style-name="dp1" draw:master-page-name="Výchozí">
        <draw:custom-shape draw:style-name="gr31" draw:text-style-name="P11" draw:layer="layout" svg:width="0.7cm" svg:height="0.5cm" svg:x="4.6cm" svg:y="6.4cm">
          <text:p text:style-name="P1"><text:span text:style-name="T1">k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2.1cm" svg:y="6.4cm">
          <text:p text:style-name="P1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2.2cm" svg:y="8.2cm">
          <text:p text:style-name="P1"><text:span text:style-name="T1">127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.3cm" svg:height="0.5cm" svg:x="4.6cm" svg:y="8.2cm">
          <text:p text:style-name="P1"><text:span text:style-name="T1">64+k-1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1.3cm" svg:height="0.5cm" svg:x="4.6cm" svg:y="11.601cm">
          <text:p text:style-name="P1"><text:span text:style-name="T1">192+k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2.2cm" svg:y="11.6cm">
          <text:p text:style-name="P1"><text:span text:style-name="T1">255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3cm" svg:height="0.9cm" svg:x="4.6cm" svg:y="6.9cm">
          <text:p text:style-name="P1"><text:span text:style-name="T1">L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3cm" svg:height="0.9cm" svg:x="4.6cm" svg:y="8.7cm">
          <text:p text:style-name="P1"><text:span text:style-name="T1">M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9.5cm" svg:y="6.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9.4cm" svg:y="8.2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3cm" svg:height="0.9cm" svg:x="4.6cm" svg:y="10.301cm">
          <text:p text:style-name="P1"><text:span text:style-name="T1">L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5.3cm" svg:height="0.9cm" svg:x="4.6cm" svg:y="12.101cm">
          <text:p text:style-name="P1"><text:span text:style-name="T1">M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9.3cm" svg:y="9.801cm">
          <text:p text:style-name="P1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9.3cm" svg:y="11.601cm">
          <text:p text:style-name="P1"><text:span text:style-name="T1">192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4.9cm" svg:y="9.801cm">
          <text:p text:style-name="P1"><text:span text:style-name="T1">128+k-1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3cm" svg:height="0.9cm" svg:x="2.3cm" svg:y="6.9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3cm" svg:height="0.9cm" svg:x="2.3cm" svg:y="8.7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3cm" svg:height="0.9cm" svg:x="2.3cm" svg:y="10.3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3cm" svg:height="0.9cm" svg:x="2.3cm" svg:y="12.1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7cm" svg:height="0.5cm" svg:x="2.2cm" svg:y="9.8cm">
          <text:p text:style-name="P1"><text:span text:style-name="T1">191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Výchozí">
        <draw:custom-shape draw:style-name="gr35" draw:text-style-name="P13" draw:layer="layout" svg:width="0.8cm" svg:height="0.8cm" svg:x="2cm" svg:y="2.6cm">
          <text:p text:style-name="P1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2.8cm" svg:y="3.9cm">
          <text:p text:style-name="P1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3.6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4.4cm" svg:y="2.6cm">
          <text:p text:style-name="P1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5.2cm" svg:y="2.6cm">
          <text:p text:style-name="P1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6cm" svg:y="2.6cm">
          <text:p text:style-name="P1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6.8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7.6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2cm" svg:y="3.9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8cm" svg:height="0.8cm" svg:x="2.8cm" svg:y="2.6cm">
          <text:p text:style-name="P1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3.6cm" svg:y="3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3.6cm" svg:y="4.7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2.8cm" svg:y="4.7cm">
          <text:p text:style-name="P1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4.4cm" svg:y="4.7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4.4cm" svg:y="5.5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3.6cm" svg:y="5.5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5.2cm" svg:y="5.5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5.2cm" svg:y="6.3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4.4cm" svg:y="6.3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cm" svg:y="6.3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cm" svg:y="7.1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5.2cm" svg:y="7.1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.8cm" svg:y="7.1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.8cm" svg:y="7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6cm" svg:y="7.9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8cm" svg:height="0.8cm" svg:x="7.6cm" svg:y="7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3.9cm">
          <text:p text:style-name="P1"><text:span text:style-name="T14">k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4.7cm">
          <text:p text:style-name="P1"><text:span text:style-name="T14">k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5.5cm">
          <text:p text:style-name="P1"><text:span text:style-name="T14">k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6.3cm">
          <text:p text:style-name="P1"><text:span text:style-name="T14">k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7.1cm">
          <text:p text:style-name="P1"><text:span text:style-name="T14">k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1.2cm" svg:y="7.9cm">
          <text:p text:style-name="P1"><text:span text:style-name="T14">k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2cm" svg:y="1.7cm">
          <text:p text:style-name="P1"><text:span text:style-name="T14">b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2.8cm" svg:y="1.7cm">
          <text:p text:style-name="P1"><text:span text:style-name="T14">b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3.6cm" svg:y="1.7cm">
          <text:p text:style-name="P1"><text:span text:style-name="T14">b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4.4cm" svg:y="1.7cm">
          <text:p text:style-name="P1"><text:span text:style-name="T14">b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5.2cm" svg:y="1.7cm">
          <text:p text:style-name="P1"><text:span text:style-name="T14">b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6cm" svg:y="1.7cm">
          <text:p text:style-name="P1"><text:span text:style-name="T14">b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6.8cm" svg:y="1.7cm">
          <text:p text:style-name="P1"><text:span text:style-name="T14">b</text:span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0.8cm" svg:height="0.8cm" svg:x="7.6cm" svg:y="1.7cm">
          <text:p text:style-name="P1"><text:span text:style-name="T14">b</text:span><text:span text:style-name="T15">7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Výchozí">
        <draw:custom-shape draw:style-name="gr38" draw:text-style-name="P12" draw:layer="layout" svg:width="2cm" svg:height="1cm" svg:x="2cm" svg:y="2.7cm">
          <text:p text:style-name="P1"><text:span text:style-name="T1">Size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cm" svg:height="1cm" svg:x="2cm" svg:y="5cm">
          <text:p text:style-name="P1"><text:span text:style-name="T1">Bits 0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cm" svg:height="1cm" svg:x="4cm" svg:y="2.7cm">
          <text:p text:style-name="P1"><text:span text:style-name="T1">Number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cm" svg:height="1cm" svg:x="14cm" svg:y="5cm">
          <text:p text:style-name="P1"><text:span text:style-name="T1">Number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cm" svg:height="1cm" svg:x="6cm" svg:y="5cm">
          <text:p text:style-name="P1"><text:span text:style-name="T1">Bits 1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4cm" svg:height="1cm" svg:x="10cm" svg:y="5cm">
          <text:p text:style-name="P1"><text:span text:style-name="T1">Bits 2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5.8cm" svg:height="1cm" svg:x="6cm" svg:y="2.7cm">
          <text:p text:style-name="P1"><text:span text:style-name="T1">Bases, as character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7-19T00:50:27.739000000</dc:date>
    <meta:editing-duration>PT7H13M3S</meta:editing-duration>
    <meta:editing-cycles>202</meta:editing-cycles>
    <meta:document-statistic meta:object-count="460"/>
  </office:meta>
</office:document-meta>
</file>